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apt-get install python-pip </text:p>
      <text:p text:style-name="Standard"><text:s/>apt-get install python-dateutil </text:p>
      <text:p text:style-name="Standard"/>
      <text:p text:style-name="Standard"><text:s/>apt-get install git </text:p>
      <text:p text:style-name="Standard">git clone git://github.com/tgalal/yowsup.git </text:p>
      <text:p text:style-name="Standard">cd yowsup/src/ </text:p>
      <text:p text:style-name="Standard"><text:s/>nano config.example </text:p>
      <text:p text:style-name="Standard">python yowsup-cli -c config.example --requestcode sms </text:p>
      <text:p text:style-name="Standard">python yowsup-cli -c config.example --register 677-325 </text:p>
      <text:p text:style-name="Standard">python yowsup-cli -c config.example -s 34numero "Probando, probando"</text:p>
      <text:p text:style-name="Standard"/>
      <text:p text:style-name="Standard">python yowsup-cli -h (mas opciones)</text:p>
      <text:p text:style-name="Standard"/>
      <text:p text:style-name="Standard">./yowsup-cli registration --requestcode sms --config config.example</text:p>
      <text:p text:style-name="Standard">./yowsup-cli registration --register 801-155 --config config.example</text:p>
      <text:p text:style-name="Standard"/>
      <text:p text:style-name="Standard"/>
      <text:p text:style-name="Standard">codigo de verificacion 546-054</text:p>
      <text:p text:style-name="Standard"/>
      <text:p text:style-name="Standard">apt-get install python3-gdbm</text:p>
      <text:p text:style-name="Standard"><text:s/>apt-get install python-dateutil </text:p>
      <text:p text:style-name="Standard"><text:s/>apt-get install python-argpar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10-06T19:09:02.966246865</meta:creation-date>
    <dc:date>2015-01-04T12:11:48</dc:date>
    <dc:creator>soa </dc:creator>
    <meta:editing-duration>P1DT2H41M42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6" meta:word-count="72" meta:character-count="633" meta:non-whitespace-character-count="568"/>
  </office:meta>
</office:document-meta>
</file>